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0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3.01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72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6" table:default-cell-style-name="ce4"/>
        <table:table-column table:style-name="co6" table:default-cell-style-name="Default"/>
        <table:table-row table:style-name="ro1">
          <table:table-cell table:number-columns-repeated="5"/>
          <table:table-cell table:style-name="ce3" office:value-type="string" table:number-columns-spanned="3" table:number-rows-spanned="1">
            <text:p>Cost</text:p>
          </table:table-cell>
          <table:covered-table-cell table:number-columns-repeated="2" table:style-name="Default"/>
          <table:table-cell table:style-name="ce3" office:value-type="string" table:number-columns-spanned="3" table:number-rows-spanned="1">
            <text:p>Subtotal</text:p>
          </table:table-cell>
          <table:covered-table-cell table:number-columns-repeated="2" table:style-name="Default"/>
          <table:table-cell table:style-name="ce1" office:value-type="string">
            <text:p>Notes</text:p>
          </table:table-cell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x25</text:p>
          </table:table-cell>
          <table:table-cell table:style-name="ce1" office:value-type="string">
            <text:p>x100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x25</text:p>
          </table:table-cell>
          <table:table-cell table:style-name="ce1" office:value-type="string">
            <text:p>x1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M2576T-005G</text:p>
          </table:table-cell>
          <table:table-cell office:value-type="string">
            <text:p>ON Semiconductor</text:p>
          </table:table-cell>
          <table:table-cell office:value-type="string">
            <text:p>IC, Regulator, Buck, 5V 3A TO220-5</text:p>
          </table:table-cell>
          <table:table-cell office:value-type="float" office:value="1">
            <text:p>1</text:p>
          </table:table-cell>
          <table:table-cell office:value-type="currency" office:currency="USD" office:value="2.05">
            <text:p>$2.05</text:p>
          </table:table-cell>
          <table:table-cell office:value-type="currency" office:currency="USD" office:value="1.6532">
            <text:p>$1.65</text:p>
          </table:table-cell>
          <table:table-cell office:value-type="currency" office:currency="USD" office:value="1.4879">
            <text:p>$1.49</text:p>
          </table:table-cell>
          <table:table-cell table:formula="of:=[.E3]*[.F3]" office:value-type="currency" office:currency="USD" office:value="2.05">
            <text:p>$2.05</text:p>
          </table:table-cell>
          <table:table-cell table:formula="of:=[.E3]*[.G3]" office:value-type="currency" office:currency="USD" office:value="1.6532">
            <text:p>$1.65</text:p>
          </table:table-cell>
          <table:table-cell table:formula="of:=[.E3]*[.H3]" office:value-type="currency" office:currency="USD" office:value="1.4879">
            <text:p>$1.4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BR360G</text:p>
          </table:table-cell>
          <table:table-cell office:value-type="string">
            <text:p>ON Semiconductor</text:p>
          </table:table-cell>
          <table:table-cell office:value-type="string">
            <text:p>Diode, Shottky, 60V 3A, DO201AD</text:p>
          </table:table-cell>
          <table:table-cell office:value-type="float" office:value="1">
            <text:p>1</text:p>
          </table:table-cell>
          <table:table-cell office:value-type="currency" office:currency="USD" office:value="0.55">
            <text:p>$0.55</text:p>
          </table:table-cell>
          <table:table-cell office:value-type="currency" office:currency="USD" office:value="0.366">
            <text:p>$0.37</text:p>
          </table:table-cell>
          <table:table-cell office:value-type="currency" office:currency="USD" office:value="0.2979">
            <text:p>$0.30</text:p>
          </table:table-cell>
          <table:table-cell table:formula="of:=[.E4]*[.F4]" office:value-type="currency" office:currency="USD" office:value="0.55">
            <text:p>$0.55</text:p>
          </table:table-cell>
          <table:table-cell table:formula="of:=[.E4]*[.G4]" office:value-type="currency" office:currency="USD" office:value="0.366">
            <text:p>$0.37</text:p>
          </table:table-cell>
          <table:table-cell table:formula="of:=[.E4]*[.H4]" office:value-type="currency" office:currency="USD" office:value="0.2979">
            <text:p>$0.3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EU-FR1C101B</text:p>
          </table:table-cell>
          <table:table-cell office:value-type="string">
            <text:p>Panasonic</text:p>
          </table:table-cell>
          <table:table-cell office:value-type="string">
            <text:p>Capacitor, Aluminum, 100uF 16V 20%, Radial</text:p>
          </table:table-cell>
          <table:table-cell office:value-type="float" office:value="1">
            <text:p>1</text:p>
          </table:table-cell>
          <table:table-cell office:value-type="currency" office:currency="USD" office:value="0.52">
            <text:p>$0.52</text:p>
          </table:table-cell>
          <table:table-cell office:value-type="currency" office:currency="USD" office:value="0.3348">
            <text:p>$0.33</text:p>
          </table:table-cell>
          <table:table-cell office:value-type="currency" office:currency="USD" office:value="0.2698">
            <text:p>$0.27</text:p>
          </table:table-cell>
          <table:table-cell table:formula="of:=[.E5]*[.F5]" office:value-type="currency" office:currency="USD" office:value="0.52">
            <text:p>$0.52</text:p>
          </table:table-cell>
          <table:table-cell table:formula="of:=[.E5]*[.G5]" office:value-type="currency" office:currency="USD" office:value="0.3348">
            <text:p>$0.33</text:p>
          </table:table-cell>
          <table:table-cell table:formula="of:=[.E5]*[.H5]" office:value-type="currency" office:currency="USD" office:value="0.2698">
            <text:p>$0.2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CA-1AM102</text:p>
          </table:table-cell>
          <table:table-cell office:value-type="string">
            <text:p>Panasonic</text:p>
          </table:table-cell>
          <table:table-cell office:value-type="string">
            <text:p>Capacitor, Aluminum, 1000uF 10V 20%, Radial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USD" office:value="0.44">
            <text:p>$0.44</text:p>
          </table:table-cell>
          <table:table-cell office:value-type="currency" office:currency="USD" office:value="0.1827">
            <text:p>$0.18</text:p>
          </table:table-cell>
          <table:table-cell table:formula="of:=[.E6]*[.F6]" office:value-type="currency" office:currency="USD" office:value="0.44">
            <text:p>$0.44</text:p>
          </table:table-cell>
          <table:table-cell table:formula="of:=[.E6]*[.G6]" office:value-type="currency" office:currency="USD" office:value="0.44">
            <text:p>$0.44</text:p>
          </table:table-cell>
          <table:table-cell table:formula="of:=[.E6]*[.H6]" office:value-type="currency" office:currency="USD" office:value="0.1827">
            <text:p>$0.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−92108</text:p>
          </table:table-cell>
          <table:table-cell office:value-type="string">
            <text:p>Pulse</text:p>
          </table:table-cell>
          <table:table-cell office:value-type="string">
            <text:p>Inductor, Fixed, 100uH 20% 3A</text:p>
          </table:table-cell>
          <table:table-cell office:value-type="float" office:value="1">
            <text:p>1</text:p>
          </table:table-cell>
          <table:table-cell office:value-type="currency" office:currency="USD" office:value="3.42">
            <text:p>$3.42</text:p>
          </table:table-cell>
          <table:table-cell office:value-type="currency" office:currency="USD" office:value="2.84">
            <text:p>$2.84</text:p>
          </table:table-cell>
          <table:table-cell office:value-type="currency" office:currency="USD" office:value="1.99">
            <text:p>$1.99</text:p>
          </table:table-cell>
          <table:table-cell table:formula="of:=[.E7]*[.F7]" office:value-type="currency" office:currency="USD" office:value="3.42">
            <text:p>$3.42</text:p>
          </table:table-cell>
          <table:table-cell table:formula="of:=[.E7]*[.G7]" office:value-type="currency" office:currency="USD" office:value="2.84">
            <text:p>$2.84</text:p>
          </table:table-cell>
          <table:table-cell table:formula="of:=[.E7]*[.H7]" office:value-type="currency" office:currency="USD" office:value="1.99">
            <text:p>$1.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Oshpark</text:p>
          </table:table-cell>
          <table:table-cell office:value-type="string">
            <text:p>PWB, 1 Square Inch</text:p>
          </table:table-cell>
          <table:table-cell office:value-type="float" office:value="1">
            <text:p>1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1.8">
            <text:p>$1.80</text:p>
          </table:table-cell>
          <table:table-cell office:value-type="currency" office:currency="USD" office:value="1">
            <text:p>$1.00</text:p>
          </table:table-cell>
          <table:table-cell table:formula="of:=[.E8]*[.F8]" office:value-type="currency" office:currency="USD" office:value="5">
            <text:p>$5.00</text:p>
          </table:table-cell>
          <table:table-cell table:formula="of:=[.E8]*[.G8]" office:value-type="currency" office:currency="USD" office:value="1.8">
            <text:p>$1.80</text:p>
          </table:table-cell>
          <table:table-cell table:formula="of:=[.E8]*[.H8]" office:value-type="currency" office:currency="USD" office:value="1">
            <text:p>$1.0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Apple</text:p>
          </table:table-cell>
          <table:table-cell office:value-type="string">
            <text:p>Lightening Cable</text:p>
          </table:table-cell>
          <table:table-cell office:value-type="float" office:value="1">
            <text:p>1</text:p>
          </table:table-cell>
          <table:table-cell table:number-columns-repeated="6" office:value-type="currency" office:currency="USD" office:value="19">
            <text:p>$19.00</text:p>
          </table:table-cell>
          <table:table-cell table:style-name="ce5" office:value-type="string">
            <text:p>Can join Apple Mfi program to get components... will need to have a company credit check before we can do that <text:a xlink:href="http://mfi.apple.com/faqs" xlink:type="simple">http://mfi.apple.com/faqs</text:a>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>
            <text:p>Totals</text:p>
          </table:table-cell>
          <table:table-cell table:formula="of:=SUM([.F3:.F13])" office:value-type="currency" office:currency="USD" office:value="30.98">
            <text:p>$30.98</text:p>
          </table:table-cell>
          <table:table-cell table:formula="of:=SUM([.G3:.G13])" office:value-type="currency" office:currency="USD" office:value="26.434">
            <text:p>$26.43</text:p>
          </table:table-cell>
          <table:table-cell table:formula="of:=SUM([.H3:.H13])" office:value-type="currency" office:currency="USD" office:value="24.2283">
            <text:p>$24.23</text:p>
          </table:table-cell>
          <table:table-cell table:formula="of:=SUM([.I3:.I13])" office:value-type="currency" office:currency="USD" office:value="30.98">
            <text:p>$30.98</text:p>
          </table:table-cell>
          <table:table-cell table:formula="of:=SUM([.J3:.J13])" office:value-type="currency" office:currency="USD" office:value="26.434">
            <text:p>$26.43</text:p>
          </table:table-cell>
          <table:table-cell table:formula="of:=SUM([.K3:.K13])" office:value-type="currency" office:currency="USD" office:value="24.2283">
            <text:p>$24.2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0/00/0000</text:date>, <text:time style:data-style-name="N2" text:time-value="0000-00-00T21:39:57.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2ef5aff-a6fb0ff-166bdff-cf087ad-0f1389</meta:generator>
    <dc:date>2013-08-19T22:58:16.16</dc:date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